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f31" officeooo:paragraph-rsid="00183f31"/>
    </style:style>
    <style:style style:name="P2" style:family="paragraph" style:parent-style-name="Standard">
      <style:text-properties officeooo:rsid="0018e982" officeooo:paragraph-rsid="0018e982"/>
    </style:style>
    <style:style style:name="P3" style:family="paragraph" style:parent-style-name="Standard">
      <style:text-properties officeooo:rsid="001aa752" officeooo:paragraph-rsid="001aa752"/>
    </style:style>
    <style:style style:name="P4" style:family="paragraph" style:parent-style-name="Standard">
      <style:text-properties officeooo:rsid="001aa752" officeooo:paragraph-rsid="001c5799"/>
    </style:style>
    <style:style style:name="P5" style:family="paragraph" style:parent-style-name="Standard">
      <style:text-properties officeooo:rsid="001aa752" officeooo:paragraph-rsid="001f8bcc"/>
    </style:style>
    <style:style style:name="P6" style:family="paragraph" style:parent-style-name="Standard">
      <style:text-properties officeooo:rsid="001aa752" officeooo:paragraph-rsid="00255228"/>
    </style:style>
    <style:style style:name="P7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8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9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0" style:family="paragraph" style:parent-style-name="Standard">
      <style:text-properties officeooo:rsid="001df005" officeooo:paragraph-rsid="001df005"/>
    </style:style>
    <style:style style:name="P11" style:family="paragraph" style:parent-style-name="Standard">
      <style:text-properties officeooo:rsid="00255228" officeooo:paragraph-rsid="00255228"/>
    </style:style>
    <style:style style:name="P12" style:family="paragraph" style:parent-style-name="Standard">
      <style:text-properties officeooo:rsid="00255228" officeooo:paragraph-rsid="00255228"/>
    </style:style>
    <style:style style:name="P13" style:family="paragraph" style:parent-style-name="Standard">
      <style:text-properties officeooo:rsid="0018e982" officeooo:paragraph-rsid="0018e982"/>
    </style:style>
    <style:style style:name="P14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5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6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183f31" officeooo:paragraph-rsid="00183f31" style:font-weight-asian="bold" style:font-weight-complex="bold"/>
    </style:style>
    <style:style style:name="P18" style:family="paragraph" style:parent-style-name="Standard">
      <style:text-properties officeooo:rsid="001aa752" officeooo:paragraph-rsid="00255228"/>
    </style:style>
    <style:style style:name="P19" style:family="paragraph" style:parent-style-name="Standard">
      <style:text-properties officeooo:rsid="001aa752" officeooo:paragraph-rsid="00256e7d"/>
    </style:style>
    <style:style style:name="P20" style:family="paragraph" style:parent-style-name="Standard">
      <style:text-properties officeooo:rsid="001aa752" officeooo:paragraph-rsid="001aa752"/>
    </style:style>
    <style:style style:name="P21" style:family="paragraph" style:parent-style-name="Standard">
      <style:text-properties officeooo:rsid="0028146c" officeooo:paragraph-rsid="0028146c"/>
    </style:style>
    <style:style style:name="P22" style:family="paragraph" style:parent-style-name="Standard">
      <style:text-properties officeooo:rsid="002a128d" officeooo:paragraph-rsid="002a128d"/>
    </style:style>
    <style:style style:name="P23" style:family="paragraph" style:parent-style-name="Standard">
      <style:text-properties officeooo:rsid="00363bbc" officeooo:paragraph-rsid="002a128d"/>
    </style:style>
    <style:style style:name="P24" style:family="paragraph" style:parent-style-name="Standard">
      <style:text-properties officeooo:rsid="003779e5" officeooo:paragraph-rsid="002a128d"/>
    </style:style>
    <style:style style:name="P25" style:family="paragraph" style:parent-style-name="Standard">
      <style:text-properties officeooo:rsid="003779e5" officeooo:paragraph-rsid="0033a8a2"/>
    </style:style>
    <style:style style:name="P26" style:family="paragraph" style:parent-style-name="Standard">
      <style:text-properties officeooo:rsid="0039de95" officeooo:paragraph-rsid="002a128d"/>
    </style:style>
    <style:style style:name="P27" style:family="paragraph" style:parent-style-name="Standard">
      <style:text-properties officeooo:rsid="00370145" officeooo:paragraph-rsid="002a128d"/>
    </style:style>
    <style:style style:name="P28" style:family="paragraph" style:parent-style-name="Standard">
      <style:text-properties officeooo:rsid="0038c49a" officeooo:paragraph-rsid="002a128d"/>
    </style:style>
    <style:style style:name="P29" style:family="paragraph" style:parent-style-name="Standard">
      <style:text-properties officeooo:rsid="0040a8c9" officeooo:paragraph-rsid="002a128d"/>
    </style:style>
    <style:style style:name="P30" style:family="paragraph" style:parent-style-name="Standard">
      <style:text-properties officeooo:rsid="0042810b" officeooo:paragraph-rsid="002a128d"/>
    </style:style>
    <style:style style:name="P31" style:family="paragraph" style:parent-style-name="Standard">
      <style:text-properties officeooo:rsid="002a519f" officeooo:paragraph-rsid="002a519f"/>
    </style:style>
    <style:style style:name="P32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56e7d"/>
    </style:style>
    <style:style style:name="T8" style:family="text">
      <style:text-properties officeooo:rsid="002a128d"/>
    </style:style>
    <style:style style:name="T9" style:family="text">
      <style:text-properties officeooo:rsid="00363bbc"/>
    </style:style>
    <style:style style:name="T10" style:family="text">
      <style:text-properties officeooo:rsid="003779e5"/>
    </style:style>
    <style:style style:name="T11" style:family="text">
      <style:text-properties officeooo:rsid="0038c49a"/>
    </style:style>
    <style:style style:name="T12" style:family="text">
      <style:text-properties officeooo:rsid="0042810b"/>
    </style:style>
    <style:style style:name="T13" style:family="text">
      <style:text-properties officeooo:rsid="003ec78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a752" style:font-weight-asian="bold" style:font-weight-complex="bold"/>
    </style:style>
    <style:style style:name="T16" style:family="text">
      <style:text-properties officeooo:rsid="0033a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CB_111000_V2</text:p>
      <text:p text:style-name="P1"/>
      <text:p text:style-name="P8">Introduction</text:p>
      <text:p text:style-name="P2"/>
      <text:p text:style-name="P2">PCB_111000_V2 is a development of PCB_111000.</text:p>
      <text:p text:style-name="P3">Both pcbs are loaded with</text:p>
      <text:p text:style-name="P3"><text:tab/>An Atmega 168 which hosts user projects</text:p>
      <text:p text:style-name="P3"/>
      <text:p text:style-name="P3"><text:tab/>An Atmega 328. This hosts a mini-OS which:</text:p>
      <text:p text:style-name="P3"><text:tab/><text:tab/>Drives an 8 digit display</text:p>
      <text:p text:style-name="P3"><text:tab/><text:tab/>Hosts a pcb bootloader that programs the Atmega 168</text:p>
      <text:p text:style-name="P3"><text:tab/><text:tab/>Provides a variety of services for use by user projects</text:p>
      <text:p text:style-name="P3"/>
      <text:p text:style-name="P2">Differences are:</text:p>
      <text:p text:style-name="P2"><text:tab/>For the HW</text:p>
      <text:p text:style-name="P2"><text:tab/><text:tab/>The FETS used to drive the display are no longer fitted</text:p>
      <text:p text:style-name="P2"><text:tab/>For the SW</text:p>
      <text:p text:style-name="P2"><text:tab/><text:tab/>User projects are now compiled using Arduino</text:p>
      <text:p text:style-name="P2"><text:tab/><text:tab/>System programs are compiled using Studio 7</text:p>
      <text:p text:style-name="P2"><text:tab/><text:tab/>PCB initialisation is carried out using <text:span text:style-name="T7">the following</text:span> Arduino sketches <text:span text:style-name="T2">rather than <text:tab/><text:tab/>bespoke HW</text:span></text:p>
      <text:p text:style-name="P19"><text:tab/><text:tab/><text:tab/>8_UNO_AVR_programmer_V3</text:p>
      <text:p text:style-name="P14"><text:tab/><text:tab/><text:tab/><text:span text:style-name="T6">5_Project_pcb_168_V2.30_Arduino_V2</text:span></text:p>
      <text:p text:style-name="P3">Note</text:p>
      <text:p text:style-name="P3">The winAVR compiler which was originally used is no longer supported.</text:p>
      <text:p text:style-name="P3"/>
      <text:p text:style-name="P7">Setting up PCB-111000_V2</text:p>
      <text:p text:style-name="P7"/>
      <text:p text:style-name="P9">Step 1<text:tab/><text:span text:style-name="T2">The PCB is loaded with all components except the displays and the Atmega devices</text:span></text:p>
      <text:p text:style-name="P3"/>
      <text:p text:style-name="P11">Step 2</text:p>
      <text:p text:style-name="P11">Upload <text:span text:style-name="T1">8_UNO_AVR_programmer_V3 to a UNO. </text:span></text:p>
      <text:p text:style-name="P11"/>
      <text:p text:style-name="P11">Step 3</text:p>
      <text:p text:style-name="P11"><text:span text:style-name="T1">With the aid of the </text:span><text:a xlink:type="simple" xlink:href="mailto:Br@y" text:style-name="Internet_20_link" text:visited-style-name="Visited_20_Internet_20_Link"><text:span text:style-name="T1">Br@y</text:span></text:a><text:span text:style-name="T1">++ terminal emulator </text:span>use <text:span text:style-name="T1">th</text:span>e UNO<text:span text:style-name="T1"> </text:span>to<text:span text:style-name="T1">:</text:span></text:p>
      <text:p text:style-name="P5"><text:span text:style-name="T2"><text:tab/>Upload “</text:span>5_Project_pcb_168_V2.30_Arduino_V2” <text:span text:style-name="T4">to the Atmega 168</text:span> </text:p>
      <text:p text:style-name="P4"><text:tab/><text:span text:style-name="T2">Calibrate is internal RC oscillator</text:span></text:p>
      <text:p text:style-name="P4"><text:tab/><text:span text:style-name="T3">Allow the Atmega 168 to run so that it can upload string data to its EEPROM.</text:span></text:p>
      <text:p text:style-name="P10">Note:</text:p>
      <text:p text:style-name="P10">Terminal emulator <text:span text:style-name="T4">runs at 38.4KB and uses default settings.</text:span></text:p>
      <text:p text:style-name="P3"/>
      <text:p text:style-name="P11">Step 4</text:p>
      <text:p text:style-name="P11">Load the Atmega devices onto the PCB11100 </text:p>
      <text:p text:style-name="P6"/>
      <text:p text:style-name="P11">Step 5 </text:p>
      <text:p text:style-name="P6"><text:span text:style-name="T7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by:</text:span></text:p>
      <text:p text:style-name="P6"><text:tab/><text:span text:style-name="T5">Uploading the mini-OS to its flash</text:span></text:p>
      <text:p text:style-name="P11"><text:tab/>Uploading the “Hello world” strings to its EEPROM</text:p>
      <text:p text:style-name="P6"><text:tab/><text:span text:style-name="T5">Checking the calibration of its internal RC oscillator. </text:span></text:p>
      <text:p text:style-name="P6"><text:soft-page-break/></text:p>
      <text:p text:style-name="P16">Hardware (HW) details</text:p>
      <text:p text:style-name="P15"/>
      <text:p text:style-name="P15"/>
      <text:p text:style-name="P15"/>
      <text:p text:style-name="P15"/>
      <text:p text:style-name="P15"/>
      <text:p text:style-name="P15"/>
      <text:p text:style-name="P15">Driving “<text:span text:style-name="T1">8_UNO_AVR_programmer_V3”</text:span></text:p>
      <text:p text:style-name="P21"/>
      <text:p text:style-name="P22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22"><text:tab/>8 data bits, 1 stop bit, no parity or handshaking and a baud rate of 38.4KB</text:p>
      <text:p text:style-name="P22"/>
      <text:p text:style-name="P22">Click on “scan” to identify the comm port and then click on connect:</text:p>
      <text:p text:style-name="P22"/>
      <text:p text:style-name="P22">The following user prompt should be generated:</text:p>
      <text:p text:style-name="P22"><text:tab/><text:span text:style-name="T9"><text:tab/>“s <text:s/>s <text:s/>s <text:s/>s <text:s/>s <text:s/>s <text:s/>s…………….”</text:span></text:p>
      <text:p text:style-name="P22"/>
      <text:p text:style-name="P25">Step 1<text:tab/><text:tab/><text:span text:style-name="T16">Click mouse pointer in the text box (at the bottom of the </text:span><text:a xlink:type="simple" xlink:href="mailto:Br@y" text:style-name="Internet_20_link" text:visited-style-name="Visited_20_Internet_20_Link"><text:span text:style-name="T16">Br@y</text:span></text:a><text:span text:style-name="T16">++ window) and</text:span></text:p>
      <text:p text:style-name="P25"><text:tab/><text:tab/><text:span text:style-name="T16">p</text:span>ress -s- to get </text:p>
      <text:p text:style-name="P24"><text:tab/><text:tab/>Atmega 168 detected.</text:p>
      <text:p text:style-name="P24"><text:tab/><text:tab/>“Press -p- to program flash, -r- to run target, -d- to clear the target EEPROM or -x- to <text:tab/><text:tab/>escape.”</text:p>
      <text:p text:style-name="P23">Step <text:span text:style-name="T10">2</text:span><text:tab/><text:tab/>Press -p-</text:p>
      <text:p text:style-name="P23"><text:tab/><text:tab/>Send <text:tab/><text:tab/>“5_Project_pcb_168_V2.30_Arduino_V2.ino.eightanaloginputs”</text:p>
      <text:p text:style-name="P23">Step <text:span text:style-name="T10">3</text:span><text:tab/><text:tab/>Follow instructions to Cal device </text:p>
      <text:p text:style-name="P23"><text:tab/><text:tab/>Get<text:span text:style-name="T11"> user prompt “P/S <text:s text:c="3"/>P/S <text:s text:c="3"/>P/S………….”</text:span></text:p>
      <text:p text:style-name="P23">Step <text:span text:style-name="T10">4</text:span><text:tab/><text:tab/>press -s- and <text:span text:style-name="T11">change BR and send </text:span>on-chip_strings</text:p>
      <text:p text:style-name="P23"/>
      <text:p text:style-name="P27">Optional steps</text:p>
      <text:p text:style-name="P27">At P/S prompt <text:span text:style-name="T11">p</text:span>ress -<text:span text:style-name="T8">v</text:span>- to get program name plus version <text:tab/>“Project_pcb_168_V2.30_Arduino”</text:p>
      <text:p text:style-name="P27"/>
      <text:p text:style-name="P28">Reset UNO to restore <text:span text:style-name="T9">user prompt<text:tab/>“s <text:s/>s <text:s/>s <text:s/>s <text:s/>s <text:s/>s <text:s/>s…………….”</text:span></text:p>
      <text:p text:style-name="P26">Press -<text:span text:style-name="T13">s</text:span>- <text:span text:style-name="T13">then </text:span>-d- to clear “<text:span text:style-name="T9">on-chip_strings” </text:span>and cal bytes from Atmega168 EEPROM</text:p>
      <text:p text:style-name="P28"/>
      <text:p text:style-name="P28">Reset UNO to restore <text:span text:style-name="T9">user prompt<text:tab/>“s <text:s/>s <text:s/>s <text:s/>s <text:s/>s <text:s/>s <text:s/>s…………….”</text:span></text:p>
      <text:p text:style-name="P28">Press -s- then -t- to recalibrate the Atmega 328 and restore user prompt “P/S <text:s text:c="3"/>P/S…...…”</text:p>
      <text:p text:style-name="P28"/>
      <text:p text:style-name="P28">Reset UNO to restore <text:span text:style-name="T9">user prompt<text:tab/>“s <text:s/>s <text:s/>s <text:s/>s <text:s/>s <text:s/>s <text:s/>s…………….”</text:span></text:p>
      <text:p text:style-name="P28">Press -s- then -r- to restore user prompt “P/S <text:s text:c="3"/>P/S <text:s text:c="3"/>P/S………….”</text:p>
      <text:p text:style-name="P28"/>
      <text:p text:style-name="P29">Press -s- and reprogram the on-chip strings</text:p>
      <text:p text:style-name="P29"/>
      <text:p text:style-name="P28">Reset UNO to restore <text:span text:style-name="T9">user prompt<text:tab/>“s <text:s/>s <text:s/>s <text:s/>s <text:s/>s <text:s/>s <text:s/>s…………….”</text:span></text:p>
      <text:p text:style-name="P30">Press -s- then -x- to escape</text:p>
      <text:p text:style-name="P26"/>
      <text:p text:style-name="P26">Reprogram the Atmega168 and note that it now <text:span text:style-name="T12">offers a re</text:span>calibration</text:p>
      <text:p text:style-name="P26"/>
      <text:p text:style-name="P31"><text:span text:style-name="T14"/></text:p>
      <text:p text:style-name="P31"><text:span text:style-name="T14"/></text:p>
      <text:p text:style-name="P31"><text:soft-page-break/><text:span text:style-name="T14">Driving “</text:span><text:span text:style-name="T15">5_Project_pcb_168_V2.30_Arduino_V2”</text:span> </text:p>
      <text:p text:style-name="P31"/>
      <text:p text:style-name="P31">,.,</text:p>
      <text:p text:style-name="P22"/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09-01T09:11:14.596000000</dc:date>
    <meta:editing-duration>PT54M14S</meta:editing-duration>
    <meta:editing-cycles>13</meta:editing-cycles>
    <meta:document-statistic meta:table-count="0" meta:image-count="0" meta:object-count="0" meta:page-count="3" meta:paragraph-count="70" meta:word-count="505" meta:character-count="3060" meta:non-whitespace-character-count="2516"/>
  </office:meta>
</office:document-meta>
</file>